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0f2198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0f2198" style:font-size-asian="14pt" style:font-size-complex="14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6" style:family="paragraph" style:parent-style-name="Standard" style:list-style-name="WW8Num1"/>
    <style:style style:name="P7" style:family="paragraph" style:parent-style-name="Standard">
      <style:text-properties fo:font-size="14pt" officeooo:paragraph-rsid="000fabac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318c4" officeooo:paragraph-rsid="000fabac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fc47" style:font-weight-asian="bold" style:font-weight-complex="bold"/>
    </style:style>
    <style:style style:name="T3" style:family="text">
      <style:text-properties fo:font-weight="bold" officeooo:rsid="0031b331" style:font-weight-asian="bold" style:font-weight-complex="bold"/>
    </style:style>
    <style:style style:name="T4" style:family="text">
      <style:text-properties fo:font-weight="bold" officeooo:rsid="0032c91e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officeooo:rsid="000f2198"/>
    </style:style>
    <style:style style:name="T8" style:family="text">
      <style:text-properties officeooo:rsid="0032c9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6">ΑΙΤΗΣΗ</text:span><text:tab/><text:tab/><text:tab/><text:tab/><text:tab/></text:p>
      <text:p text:style-name="P2">Αναπληρωτές/τριες<text:tab/><text:tab/><text:tab/></text:p>
      <text:p text:style-name="P2"/>
      <text:p text:style-name="P2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3">Σχολείο που υπηρετώ: <text:span text:style-name="T1">[SERVING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2"/>
      <text:p text:style-name="P2"/>
      <text:p text:style-name="P4"><text:span text:style-name="T1">ΘΕΜΑ</text:span>: <text:span text:style-name="T5">Χορήγηση άδειας αιμοληψίας/ αιμοδοτικής σε αναπληρωτές/τριες</text:span></text:p>
      <text:p text:style-name="P4"/>
      <text:p text:style-name="P5">ΠΡΟΣ</text:p>
      <text:p text:style-name="P2"/>
      <text:p text:style-name="P2"/>
      <text:p text:style-name="P2">Τ<text:span text:style-name="T7">ον</text:span> κ. Δ/ντή του <text:span text:style-name="T7">1ου ΕΠΑΛ Μοιρών</text:span></text:p>
      <text:p text:style-name="P2"/>
      <text:p text:style-name="P3">Παρακαλώ να μου χορηγήσετε άδεια <text:bookmark-start text:name="DDE_LINK"/>αιμο<text:bookmark-end text:name="DDE_LINK"/>δοσίας/αιμοληψίας, βάσει του ΔΙΔΑΔ/Φ.53/214/16897/16-11-1994 <text:span text:style-name="T8">για </text:span><text:span text:style-name="T2">[DURATION]</text:span> <text:s/>από <text:span text:style-name="T3">[START_DATE]</text:span> μέχρι <text:span text:style-name="T4">[END_DATE]</text:span> διότι </text:p>
      <text:p text:style-name="P3">……………………………...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"/>
      <text:p text:style-name="P2"/>
      <text:p text:style-name="P2">Μαζί υποβάλλω και:</text:p>
      <text:p text:style-name="P2"/>
      <text:list xml:id="list2173560182" text:style-name="WW8Num1">
        <text:list-item>
          <text:p text:style-name="P6">Βεβαίωση του Νοσοκομείου </text:p>
        </text:list-item>
      </text:list>
      <text:p text:style-name="Standard"/>
      <text:p text:style-name="Standard"/>
      <text:p text:style-name="P2"/>
      <text:p text:style-name="P7">Ημερομηνία: ……………………………..</text:p>
      <text:p text:style-name="P7"/>
      <text:p text:style-name="P8">[APPLICANT]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Προεπιλεγμένη_20_γραμματοσειρά1" style:display-name="Προεπιλεγμένη γραμματοσειρά1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0f2198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2:58:00</meta:creation-date>
    <dc:creator>Ιωάννης Χαριτάκης</dc:creator>
    <dc:date>2017-10-31T07:18:08.602088860</dc:date>
    <meta:print-date>2011-11-22T13:08:00</meta:print-date>
    <meta:editing-cycles>4</meta:editing-cycles>
    <meta:editing-duration>PT9M27S</meta:editing-duration>
    <meta:generator>LibreOffice/5.3.6.1$Linux_X86_64 LibreOffice_project/30m0$Build-1</meta:generator>
    <meta:document-statistic meta:table-count="0" meta:image-count="0" meta:object-count="0" meta:page-count="1" meta:paragraph-count="21" meta:word-count="75" meta:character-count="731" meta:non-whitespace-character-count="666"/>
  </office:meta>
</office:document-meta>
</file>